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FreeSerif" fo:font-size="14pt" officeooo:paragraph-rsid="0015e5cd" fo:background-color="#fffff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FreeSerif" fo:font-size="14pt" officeooo:paragraph-rsid="001699c0" fo:background-color="#fffff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FreeSerif" fo:font-size="14pt" officeooo:rsid="001699c0" officeooo:paragraph-rsid="001699c0" fo:background-color="#fffff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FreeSerif" fo:font-size="14pt" officeooo:rsid="0015e5cd" officeooo:paragraph-rsid="0015e5cd" fo:background-color="#ffffff" style:font-size-asian="14pt" style:font-size-complex="14pt"/>
    </style:style>
    <style:style style:name="T1" style:family="text">
      <style:text-properties officeooo:rsid="0015e5cd"/>
    </style:style>
    <style:style style:name="T2" style:family="text">
      <style:text-properties fo:font-size="14pt" officeooo:rsid="0015e5cd" style:font-size-asian="14pt" style:font-size-complex="14pt"/>
    </style:style>
    <style:style style:name="T3" style:family="text">
      <style:text-properties fo:font-size="14pt" fo:font-weight="normal" officeooo:rsid="0015e5cd" style:font-size-asian="14pt" style:font-size-complex="14pt"/>
    </style:style>
    <style:style style:name="T4" style:family="text">
      <style:text-properties fo:font-size="14pt" fo:font-weight="normal" officeooo:rsid="0015e5cd" style:font-size-asian="14pt" style:font-size-complex="14pt"/>
    </style:style>
    <style:style style:name="T5" style:family="text">
      <style:text-properties fo:color="#dcdcaa" loext:opacity="100%" style:font-name="Droid Sans Mono" fo:font-size="14pt" fo:font-weight="normal" fo:background-color="#1f1f1f" loext:char-shading-value="0" style:font-size-asian="14pt" style:font-size-complex="14pt"/>
    </style:style>
    <style:style style:name="T6" style:family="text">
      <style:text-properties fo:color="#dcdcaa" loext:opacity="100%" style:font-name="Droid Sans Mono" fo:font-size="14pt" fo:font-weight="normal" officeooo:rsid="0015e5cd" fo:background-color="#1f1f1f" loext:char-shading-value="0" style:font-size-asian="14pt" style:font-size-complex="14pt"/>
    </style:style>
    <style:style style:name="T7" style:family="text">
      <style:text-properties fo:color="#dcdcaa" loext:opacity="100%" style:font-name="Droid Sans Mono" fo:font-size="14pt" fo:font-weight="normal" officeooo:rsid="001699c0" fo:background-color="#1f1f1f" loext:char-shading-value="0" style:font-size-asian="14pt" style:font-size-complex="14pt"/>
    </style:style>
    <style:style style:name="T8" style:family="text">
      <style:text-properties fo:color="#dcdcaa" loext:opacity="100%" fo:font-size="14pt" fo:font-weight="normal" fo:background-color="#1f1f1f" loext:char-shading-value="0" style:font-size-asian="14pt" style:font-size-complex="14pt"/>
    </style:style>
    <style:style style:name="T9" style:family="text">
      <style:text-properties fo:color="#dcdcaa" loext:opacity="100%" fo:font-size="14pt" fo:font-weight="normal" officeooo:rsid="0015e5cd" fo:background-color="#1f1f1f" loext:char-shading-value="0" style:font-size-asian="14pt" style:font-size-complex="14pt"/>
    </style:style>
    <style:style style:name="T10" style:family="text">
      <style:text-properties fo:color="#dcdcaa" loext:opacity="100%" fo:font-size="14pt" fo:font-weight="normal" officeooo:rsid="001699c0" fo:background-color="#1f1f1f" loext:char-shading-value="0" style:font-size-asian="14pt" style:font-size-complex="14pt"/>
    </style:style>
    <style:style style:name="T11" style:family="text">
      <style:text-properties fo:color="#dcdcaa" loext:opacity="100%" fo:font-weight="normal" fo:background-color="#1f1f1f" loext:char-shading-value="0"/>
    </style:style>
    <style:style style:name="T12" style:family="text">
      <style:text-properties fo:color="#dcdcaa" loext:opacity="100%" fo:font-weight="normal" officeooo:rsid="0015e5cd" fo:background-color="#1f1f1f" loext:char-shading-value="0"/>
    </style:style>
    <style:style style:name="T13" style:family="text">
      <style:text-properties fo:color="#dcdcaa" loext:opacity="100%" fo:font-weight="normal" officeooo:rsid="001699c0" fo:background-color="#1f1f1f" loext:char-shading-value="0"/>
    </style:style>
    <style:style style:name="T14" style:family="text">
      <style:text-properties style:font-name="Droid Sans Mono" fo:font-size="14pt" fo:font-weight="normal" officeooo:rsid="0015e5cd" style:font-size-asian="14pt" style:font-size-complex="14pt"/>
    </style:style>
    <style:style style:name="T15" style:family="text">
      <style:text-properties style:font-name="Droid Sans Mono" fo:font-size="14pt" fo:font-weight="normal" officeooo:rsid="0015e5cd" style:font-size-asian="14pt" style:font-size-complex="14pt"/>
    </style:style>
    <style:style style:name="T16" style:family="text">
      <style:text-properties fo:font-weight="normal"/>
    </style:style>
    <style:style style:name="T17" style:family="text">
      <style:text-properties fo:font-weight="normal" officeooo:rsid="0015e5cd"/>
    </style:style>
    <style:style style:name="T18" style:family="text">
      <style:text-properties fo:font-weight="normal" officeooo:rsid="0015e5cd"/>
    </style:style>
    <style:style style:name="T19" style:family="text">
      <style:text-properties fo:font-weight="normal" fo:background-color="#1f1f1f" loext:char-shading-value="0"/>
    </style:style>
    <style:style style:name="T20" style:family="text">
      <style:text-properties fo:font-weight="normal" officeooo:rsid="0015e5cd" fo:background-color="#1f1f1f" loext:char-shading-value="0"/>
    </style:style>
    <style:style style:name="T21" style:family="text">
      <style:text-properties fo:font-weight="normal" officeooo:rsid="001699c0" fo:background-color="#1f1f1f" loext:char-shading-value="0"/>
    </style:style>
    <style:style style:name="T22" style:family="text">
      <style:text-properties fo:font-weight="normal" officeooo:rsid="001699c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кументация за задача автомат – разпознавател на числа</text:p>
      <text:p text:style-name="P1"><text:span text:style-name="T1">Програмата взима файл в който има различни типове числа, и изброява колко числа от какъв тип има. Файлът в случая е input.txt. Програмата е съставена от повече функции, които всяка поотделно проверява определен тип число и връща резултат дали е вярно или не. <text:line-break/>Функциите са:<text:line-break/>- unsigned_integer_decimal_number – функцията проверява дали даденото число е <text:s/>цяло число което може да започва със + или без знак, продължава със цифри от 0 до 9 и на края има u или U.</text:span></text:p>
      <text:p text:style-name="P1"><text:span text:style-name="T1">- </text:span><text:span text:style-name="T17">signed_integer_decimal_number - функцията проверява дали даденото число е <text:s/>цяло число което може да започва със -, + или без знак, и продължава със цифри от 0 до 9.</text:span></text:p>
      <text:p text:style-name="P1"><text:span text:style-name="T17">- hexadecimal_integer_number – функцията проверява дали числото е шеснаеседесетично, като трявба да започва със -, + или без знак, в продължение трябва да има 0 последвана от x или X, и нататък цифри от 0 до 9 или a до f като могат да бъдат малки или главни букви.</text:span></text:p>
      <text:p text:style-name="P1"><text:span text:style-name="T17">- binary_integer_number – функцията проверява дали числото е двоично, като трябва да започва със -, + или без знак, в продължение трябва да има 0 последвана от b и нататък цифри 0 или 1.</text:span></text:p>
      <text:p text:style-name="P1"><text:span text:style-name="T17">- octal_integer_number – функцията проверява дали числото е осмично, като може да започва със -, +, или без знак, в продължение трябва да или 0 последвана од цифри от 0 до 7</text:span></text:p>
      <text:p text:style-name="P1"><text:span text:style-name="T17">- double_number – </text:span><text:span text:style-name="T22">функцията проверява дали числото е тип double, като числото може да започва със +, -, или без знак, в някои случаи със точка, нататък продължава със цифри от 0 до 9 и след тях точка, като пак продължават цифри при което може да съдържа и e-, e, E-, E, последвано от цифри.</text:span></text:p>
      <text:p text:style-name="P2"><text:span text:style-name="T22">- float_number - функцията проверява дали числото е тип float, като числото може да започва със +, -, или без знак, в някои случаи със точка, нататък продължава със цифри от 0 до 9 и след тях точка, като пак продължават цифри при което може да съдържа и e-, e, E-, E, последвано от цифри, и на края да има буква f или F.</text:span></text:p>
      <text:p text:style-name="P2"><text:span text:style-name="T22">- long_double_number - функцията проверява дали числото е тип long double, като числото може да започва със +, -, или без знак, в някои случаи със точка, нататък продължава със цифри от 0 до 9 и след тях точка, като пак продължават цифри при което може да съдържа и e-, e, E-, E, последвано от цифри, и на края да има буква l или L.</text:span></text:p>
      <text:p text:style-name="P2"><text:span text:style-name="T22">- long_unsigned_integer_decimal_number - </text:span><text:span text:style-name="T17">функцията проверява дали даденото число е </text:span><text:span text:style-name="T22">дълго</text:span><text:span text:style-name="T17"> цяло число което може да започва със + или без знак, продължава със цифри от 0 до 9 и на края има u</text:span><text:span text:style-name="T22">l, като те могат да бъдат разменени или с малки или главни букви</text:span><text:span text:style-name="T17">.</text:span></text:p>
      <text:p text:style-name="P2"><text:span text:style-name="T17">- long_signed_integer_decimal_number - функцията проверява дали даденото число е <text:s/>цяло число което може да започва със +, - или без знак, продължава със цифри от 0 до 9 и на края има </text:span><text:span text:style-name="T22">l </text:span><text:span text:style-name="T17">или </text:span><text:span text:style-name="T22">L</text:span><text:span text:style-name="T17">.</text:span></text:p>
      <text:p text:style-name="P2"><text:span text:style-name="T17">- long_long_unsigned_integer_decimal_number - функцията проверява дали даденото число е </text:span><text:span text:style-name="T22">дълго</text:span><text:span text:style-name="T17"> </text:span><text:span text:style-name="T22">дълго</text:span><text:span text:style-name="T17"> цяло число което може да започва със + или без знак, продължава със цифри от 0 до 9 и на края има u</text:span><text:span text:style-name="T22">ll, като те могат да бъдат разменени или с малки или главни букви</text:span><text:span text:style-name="T17">.</text:span></text:p>
      <text:p text:style-name="P2"><text:soft-page-break/><text:span text:style-name="T17">- long_long_signed_integer_decimal_number - функцията проверява дали даденото число е </text:span><text:span text:style-name="T22">дълго</text:span><text:span text:style-name="T17"> </text:span><text:span text:style-name="T22">дълго</text:span><text:span text:style-name="T17"> цяло число което може да започва със +, - или без знак, продължава със цифри от 0 до 9 и на края има u</text:span><text:span text:style-name="T22">l, като те могат да бъдат малки или главни букви</text:span><text:span text:style-name="T17">.</text:span></text:p>
      <text:p text:style-name="P2"><text:span text:style-name="T17">- read_and_return_string – </text:span><text:span text:style-name="T22">функцията чете число по число от файла, и връща стринг.</text:span></text:p>
      <text:p text:style-name="P2"><text:span text:style-name="T22">- В главната функция се проверяват числата, за всяко число промнливите броят колко числа са пт типа и на края се разпечатва резултата.</text:span></text:p>
      <text:p text:style-name="P3"><text:span text:style-name="T16">Програмата се компилира със командата:</text:span></text:p>
      <text:p text:style-name="P3"><text:span text:style-name="T16">gcc numbersCount.c -o numbersCount</text:span></text:p>
      <text:p text:style-name="P3"><text:span text:style-name="T16">след това се създава файла който се рънва със командата:</text:span></text:p>
      <text:p text:style-name="P3"><text:span text:style-name="T16">./numbersCount</text:span></text:p>
      <text:p text:style-name="P3"><text:span text:style-name="T16">и ви излиза резултата от изброените числа.</text:span></text:p>
      <text:p text:style-name="P1"><text:span text:style-name="T17"/></text:p>
      <text:p text:style-name="P1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7:41:31.606146358</meta:creation-date>
    <dc:date>2023-05-07T18:12:19.654311163</dc:date>
    <meta:editing-duration>PT56S</meta:editing-duration>
    <meta:editing-cycles>1</meta:editing-cycles>
    <meta:document-statistic meta:table-count="0" meta:image-count="0" meta:object-count="0" meta:page-count="2" meta:paragraph-count="20" meta:word-count="641" meta:character-count="3603" meta:non-whitespace-character-count="2971"/>
    <meta:generator>LibreOffice/7.3.6.2$Linux_X86_64 LibreOffice_project/30$Build-2</meta:generator>
  </office:meta>
</office:document-meta>
</file>